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b697e" officeooo:paragraph-rsid="001b697e"/>
    </style:style>
    <style:style style:name="P2" style:family="paragraph" style:parent-style-name="Standard">
      <style:text-properties fo:font-size="15pt" officeooo:rsid="001b697e" officeooo:paragraph-rsid="001b697e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問題案</text:p>
      <text:p text:style-name="P2"/>
      <text:p text:style-name="P2">　会議進捗把握</text:p>
      <text:p text:style-name="P2">　マッチングアプリの日程、位置情報の秘匿</text:p>
      <text:p text:style-name="P2">　</text:p>
      <text:p text:style-name="P2"/>
      <text:p text:style-name="P2"/>
      <text:p text:style-name="P2"/>
      <text:p text:style-name="P2">メモ</text:p>
      <text:p text:style-name="P2"/>
      <text:p text:style-name="P2">　学生らしさ</text:p>
      <text:p text:style-name="P2">　ゲームに応用</text:p>
      <text:p text:style-name="P2">　パスワード</text:p>
      <text:p text:style-name="P2">　</text:p>
      <text:p text:style-name="P2">センシティブ情報</text:p>
      <text:p text:style-name="P2"/>
      <text:p text:style-name="P2">　位置情報</text:p>
      <text:p text:style-name="P2">　健康情報</text:p>
      <text:p text:style-name="P2">　個人情報</text:p>
      <text:p text:style-name="P2">　意思表明</text:p>
      <text:p text:style-name="P2">　検索履歴</text:p>
      <text:p text:style-name="P2">　購買履歴</text:p>
      <text:p text:style-name="P2">　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00:46.911650143</meta:creation-date>
    <dc:date>2019-11-07T16:37:39.044784939</dc:date>
    <meta:editing-duration>PT36M1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78" meta:character-count="92" meta:non-whitespace-character-count="78"/>
  </office:meta>
</office:document-meta>
</file>